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007cm" table:align="left"/>
    </style:style>
    <style:style style:name="Table1.A" style:family="table-column">
      <style:table-column-properties style:column-width="4.697cm"/>
    </style:style>
    <style:style style:name="Table1.B" style:family="table-column">
      <style:table-column-properties style:column-width="1.3cm"/>
    </style:style>
    <style:style style:name="Table1.C" style:family="table-column">
      <style:table-column-properties style:column-width="0.993cm"/>
    </style:style>
    <style:style style:name="Table1.D" style:family="table-column">
      <style:table-column-properties style:column-width="1.212cm"/>
    </style:style>
    <style:style style:name="Table1.E" style:family="table-column">
      <style:table-column-properties style:column-width="1.808cm"/>
    </style:style>
    <style:style style:name="Table1.F" style:family="table-column">
      <style:table-column-properties style:column-width="1.39cm"/>
    </style:style>
    <style:style style:name="Table1.G" style:family="table-column">
      <style:table-column-properties style:column-width="1.499cm"/>
    </style:style>
    <style:style style:name="Table1.H" style:family="table-column">
      <style:table-column-properties style:column-width="1.411cm"/>
    </style:style>
    <style:style style:name="Table1.I" style:family="table-column">
      <style:table-column-properties style:column-width="1.697cm"/>
    </style:style>
    <style:style style:name="Table1.A1" style:family="table-cell">
      <style:table-cell-properties fo:padding="0.097cm" fo:border-left="0.05pt fine-dashed #000000" fo:border-right="none" fo:border-top="0.05pt fine-dashed #000000" fo:border-bottom="0.05pt fine-dashed #000000"/>
    </style:style>
    <style:style style:name="Table1.I1" style:family="table-cell">
      <style:table-cell-properties fo:padding="0.097cm" fo:border="0.05pt fine-dashed #000000"/>
    </style:style>
    <style:style style:name="Table1.A2" style:family="table-cell">
      <style:table-cell-properties fo:padding="0.097cm" fo:border-left="0.05pt fine-dashed #000000" fo:border-right="none" fo:border-top="none" fo:border-bottom="0.05pt fine-dashed #000000"/>
    </style:style>
    <style:style style:name="Table1.D2" style:family="table-cell">
      <style:table-cell-properties fo:background-color="#ff3399" fo:padding="0.097cm" fo:border-left="0.05pt fine-dashed #000000" fo:border-right="none" fo:border-top="none" fo:border-bottom="0.05pt fine-dashed #000000">
        <style:background-image/>
      </style:table-cell-properties>
    </style:style>
    <style:style style:name="Table1.I2" style:family="table-cell">
      <style:table-cell-properties fo:padding="0.097cm" fo:border-left="0.05pt fine-dashed #000000" fo:border-right="0.05pt fine-dashed #000000" fo:border-top="none" fo:border-bottom="0.05pt fine-dashed #000000"/>
    </style:style>
    <style:style style:name="Table1.C3" style:family="table-cell">
      <style:table-cell-properties fo:background-color="#ffffff" fo:padding="0.097cm" fo:border-left="0.05pt fine-dashed #000000" fo:border-right="none" fo:border-top="none" fo:border-bottom="0.05pt fine-dashed #000000">
        <style:background-image/>
      </style:table-cell-properties>
    </style:style>
    <style:style style:name="Table1.D3" style:family="table-cell">
      <style:table-cell-properties fo:background-color="#990099" fo:padding="0.097cm" fo:border-left="0.05pt fine-dashed #000000" fo:border-right="none" fo:border-top="none" fo:border-bottom="0.05pt fine-dashed #000000">
        <style:background-image/>
      </style:table-cell-properties>
    </style:style>
    <style:style style:name="Table1.I3" style:family="table-cell">
      <style:table-cell-properties fo:padding="0.097cm" fo:border-left="0.05pt fine-dashed #000000" fo:border-right="0.05pt fine-dashed #000000" fo:border-top="none" fo:border-bottom="0.05pt fine-dashed #000000"/>
    </style:style>
    <style:style style:name="Table1.4" style:family="table-row">
      <style:table-row-properties style:min-row-height="1.475cm"/>
    </style:style>
    <style:style style:name="Table1.E4" style:family="table-cell">
      <style:table-cell-properties fo:background-color="#ffff00" fo:padding="0.097cm" fo:border-left="0.05pt fine-dashed #000000" fo:border-right="none" fo:border-top="none" fo:border-bottom="0.05pt fine-dashed #000000">
        <style:background-image/>
      </style:table-cell-properties>
    </style:style>
    <style:style style:name="Table1.I4" style:family="table-cell">
      <style:table-cell-properties fo:padding="0.097cm" fo:border-left="0.05pt fine-dashed #000000" fo:border-right="0.05pt fine-dashed #000000" fo:border-top="none" fo:border-bottom="0.05pt fine-dashed #000000"/>
    </style:style>
    <style:style style:name="Table1.5" style:family="table-row">
      <style:table-row-properties style:min-row-height="1.032cm"/>
    </style:style>
    <style:style style:name="Table1.F5" style:family="table-cell">
      <style:table-cell-properties fo:background-color="#ff0000" fo:padding="0.097cm" fo:border-left="0.05pt fine-dashed #000000" fo:border-right="none" fo:border-top="none" fo:border-bottom="0.05pt fine-dashed #000000">
        <style:background-image/>
      </style:table-cell-properties>
    </style:style>
    <style:style style:name="Table1.I5" style:family="table-cell">
      <style:table-cell-properties fo:padding="0.097cm" fo:border-left="0.05pt fine-dashed #000000" fo:border-right="0.05pt fine-dashed #000000" fo:border-top="none" fo:border-bottom="0.05pt fine-dashed #000000"/>
    </style:style>
    <style:style style:name="Table1.G6" style:family="table-cell">
      <style:table-cell-properties fo:background-color="#ff6666" fo:padding="0.097cm" fo:border-left="0.05pt fine-dashed #000000" fo:border-right="none" fo:border-top="none" fo:border-bottom="0.05pt fine-dashed #000000">
        <style:background-image/>
      </style:table-cell-properties>
    </style:style>
    <style:style style:name="Table1.I6" style:family="table-cell">
      <style:table-cell-properties fo:padding="0.097cm" fo:border-left="0.05pt fine-dashed #000000" fo:border-right="0.05pt fine-dashed #000000" fo:border-top="none" fo:border-bottom="0.05pt fine-dashed #000000"/>
    </style:style>
    <style:style style:name="Table1.G7" style:family="table-cell">
      <style:table-cell-properties fo:background-color="#9900ff" fo:padding="0.097cm" fo:border-left="0.05pt fine-dashed #000000" fo:border-right="none" fo:border-top="none" fo:border-bottom="0.05pt fine-dashed #000000">
        <style:background-image/>
      </style:table-cell-properties>
    </style:style>
    <style:style style:name="Table1.I7" style:family="table-cell">
      <style:table-cell-properties fo:padding="0.097cm" fo:border-left="0.05pt fine-dashed #000000" fo:border-right="0.05pt fine-dashed #000000" fo:border-top="none" fo:border-bottom="0.05pt fine-dashed #000000"/>
    </style:style>
    <style:style style:name="Table1.I8" style:family="table-cell">
      <style:table-cell-properties fo:background-color="#cc0000" fo:padding="0.097cm" fo:border-left="0.05pt fine-dashed #000000" fo:border-right="0.05pt fine-dashed #000000" fo:border-top="none" fo:border-bottom="0.05pt fine-dashed #000000">
        <style:background-image/>
      </style:table-cell-properties>
    </style:style>
    <style:style style:name="P1" style:family="paragraph" style:parent-style-name="Table_20_Contents">
      <style:text-properties officeooo:rsid="0018f522" officeooo:paragraph-rsid="0018f522"/>
    </style:style>
    <style:style style:name="P2" style:family="paragraph" style:parent-style-name="Table_20_Contents">
      <style:text-properties fo:color="#800000"/>
    </style:style>
    <style:style style:name="P3" style:family="paragraph" style:parent-style-name="Table_20_Contents">
      <style:text-properties fo:color="#800000" officeooo:rsid="0018f522" officeooo:paragraph-rsid="0018f522" fo:background-color="#330000"/>
    </style:style>
    <style:style style:name="P4" style:family="paragraph" style:parent-style-name="Table_20_Contents">
      <style:text-properties officeooo:rsid="001ae358" officeooo:paragraph-rsid="001ae358"/>
    </style:style>
    <style:style style:name="P5" style:family="paragraph" style:parent-style-name="Table_20_Contents">
      <style:text-properties officeooo:rsid="001c048f" officeooo:paragraph-rsid="001c048f"/>
    </style:style>
    <style:style style:name="P6" style:family="paragraph" style:parent-style-name="Table_20_Contents">
      <style:text-properties fo:background-color="#ffff00"/>
    </style:style>
    <style:style style:name="T1" style:family="text">
      <style:text-properties officeooo:rsid="001c048f"/>
    </style:style>
    <style:style style:name="T2" style:family="text">
      <style:text-properties officeooo:rsid="001d60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Nov</text:p>
          </table:table-cell>
          <table:table-cell table:style-name="Table1.A1" office:value-type="string">
            <text:p text:style-name="P1">Dec</text:p>
          </table:table-cell>
          <table:table-cell table:style-name="Table1.A1" office:value-type="string">
            <text:p text:style-name="P1">Jan</text:p>
          </table:table-cell>
          <table:table-cell table:style-name="Table1.A1" office:value-type="string">
            <text:p text:style-name="P1">Feb</text:p>
          </table:table-cell>
          <table:table-cell table:style-name="Table1.A1" office:value-type="string">
            <text:p text:style-name="P1">Mar</text:p>
          </table:table-cell>
          <table:table-cell table:style-name="Table1.A1" office:value-type="string">
            <text:p text:style-name="P1">Apr</text:p>
          </table:table-cell>
          <table:table-cell table:style-name="Table1.A1" office:value-type="string">
            <text:p text:style-name="P1">May</text:p>
          </table:table-cell>
          <table:table-cell table:style-name="Table1.I1" office:value-type="string">
            <text:p text:style-name="P1">June</text:p>
          </table:table-cell>
        </table:table-row>
        <table:table-row>
          <table:table-cell table:style-name="Table1.A2" office:value-type="string">
            <text:p text:style-name="P1">Gertler shape generator for 3D shapes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/>
          </table:table-cell>
          <table:table-cell table:style-name="Table1.I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Turbulence model to specify transition</text:p>
          </table:table-cell>
          <table:table-cell table:style-name="Table1.A2" office:value-type="string">
            <text:p text:style-name="Table_20_Contents"/>
          </table:table-cell>
          <table:table-cell table:style-name="Table1.C3" office:value-type="string">
            <text:p text:style-name="P2"/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/>
          </table:table-cell>
          <table:table-cell table:style-name="Table1.I3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1">Large number of CFD simulations for parametric shape<text:span text:style-name="T1">s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4" office:value-type="string">
            <text:p text:style-name="P6"/>
          </table:table-cell>
          <table:table-cell table:style-name="Table1.E4" office:value-type="string">
            <text:p text:style-name="P6"/>
          </table:table-cell>
          <table:table-cell table:style-name="Table1.E4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I4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P1">Surrogate model for CF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5" office:value-type="string">
            <text:p text:style-name="Table_20_Contents"/>
          </table:table-cell>
          <table:table-cell table:style-name="Table1.F5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ther considerations like <text:span text:style-name="T2">flatter upper surface, min surface area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Multi-disciplinary optimiz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7" office:value-type="string">
            <text:p text:style-name="Table_20_Contents"/>
          </table:table-cell>
          <table:table-cell table:style-name="Table1.G7" office:value-type="string">
            <text:p text:style-name="Table_20_Contents"/>
          </table:table-cell>
          <table:table-cell table:style-name="Table1.I7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Dissertation, <text:span text:style-name="T1">paper</text:span> and present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8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6:04:04.835485612</meta:creation-date>
    <dc:date>2017-10-12T19:30:28.464605851</dc:date>
    <meta:editing-duration>PT25M33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5" meta:word-count="46" meta:character-count="309" meta:non-whitespace-character-count="277"/>
  </office:meta>
</office:document-meta>
</file>